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ffffff" draw:stroke="none" fo:margin="1.000000000000000pt" style:wrap="biggest" style:wrap-dynamic-threshold="0.000000000000000pt" svg:fill-rule="evenodd"/>
    </style:style>
    <style:style style:name="gr3" style:family="graphic">
      <style:graphic-properties draw:fill="solid" draw:fill-color="#000000" draw:stroke="none" fo:margin="1.000000000000000pt" style:wrap="biggest" style:wrap-dynamic-threshold="0.000000000000000pt" svg:fill-rule="evenodd"/>
    </style:style>
    <style:style style:name="gr4" style:family="graphic">
      <style:graphic-properties draw:fill="solid" draw:fill-color="#f30000" draw:stroke="none" fo:margin="1.000000000000000pt" style:wrap="biggest" style:wrap-dynamic-threshold="0.000000000000000pt" svg:fill-rule="evenodd"/>
    </style:style>
    <style:style style:name="gr5" style:family="graphic">
      <style:graphic-properties draw:fill="solid" draw:fill-color="#239f40" draw:stroke="none" fo:margin="1.000000000000000pt" style:wrap="biggest" style:wrap-dynamic-threshold="0.000000000000000pt" svg:fill-rule="evenodd"/>
    </style:style>
    <style:style style:name="dp2" style:family="drawing-page"/>
  </office:automatic-styles>
  <office:body>
    <office:drawing>
      <draw:page draw:name="page1" draw:id="page1" draw:master-page-name="Default1" draw:style-name="dp2">
        <draw:layer-set>
          <draw:layer draw:name="g3031"/>
        </draw:layer-set>
        <draw:g draw:style-name="gr1" draw:id="shape1" svg:y="0.00000000000pt">
          <draw:rect draw:style-name="gr2" draw:id="shape2" draw:name="rect171" draw:layer="g3031" svg:width="850.39368000000pt" svg:height="566.92915200000pt" draw:transform="matrix(0.17638888000 0.00000000000 0.00000000000 0.17638888000 0.00000000000pt 0.00000000000pt)"/>
          <draw:rect draw:style-name="gr3" draw:id="shape3" draw:name="rect140" draw:layer="g3031" svg:width="850.39320000000pt" svg:height="188.97620000000pt" draw:transform="matrix(0.17638888000 0.00000000000 0.00000000000 0.17638888000 0.00000000000pt 66.66664709598pt)"/>
          <draw:rect draw:style-name="gr4" draw:id="shape4" draw:name="rect403" draw:layer="g3031" svg:width="850.39320000000pt" svg:height="188.97620000000pt" draw:transform="matrix(0.17638888000 0.00000000000 0.00000000000 0.17638888000 0.00000000000pt 0.00000000000pt)"/>
          <draw:g draw:style-name="gr1" draw:id="shape5" draw:name="g1314" svg:y="37.41448033677pt">
            <draw:path draw:style-name="gr5" draw:id="shape6" draw:name="polygon141" draw:layer="g3031" svg:width="91.44912479351pt" svg:height="86.79471723794pt" draw:transform="matrix(0.17638888000 0.00000000000 0.00000000000 0.17638888000 117.15806559597pt 41.98980976828pt)" svg:viewBox="0 0 91 87" svg:d="M74.2468 86.5192L45.9148 66.1028L17.7282 86.7947L28.4612 53.6382L0 33.3228L34.9655 33.2476L45.562 0L56.4389 33.1099L91.4491 32.8771L63.2059 53.4156Z" koffice:nodeTypes="ccccccccccc"/>
            <draw:path draw:style-name="gr5" draw:id="shape7" draw:name="path155" draw:layer="g3031" svg:width="151.62862711579pt" svg:height="125.28115325446pt" draw:transform="matrix(0.17638888000 0.00000000000 0.00000000000 0.17638888000 34.42207826534pt 38.59431027731pt)" svg:viewBox="0 0 152 125" svg:d="M149.015 37.7008C149.304 70.1805 149.015 91.0607 149.015 97.7312C145.528 101.79 142.043 106.141 139.429 109.62C138.267 108.75 137.976 108.75 137.976 107.01C137.976 105.27 137.686 62.6405 137.976 46.9806C143.205 44.3705 146.691 37.12 149.015 37.7008ZM137.105 37.1208C139.719 32.7709 142.624 28.4202 144.657 26.3908C146.691 27.5507 146.4 30.7407 146.691 31.6102C144.657 34.5107 139.719 39.1502 138.267 40.6005C137.686 39.731 138.267 40.0205 137.105 37.1208ZM151.629 0L151.629 0C133.91 11.6004 113.867 25.5205 106.605 31.6102C99.3425 37.7008 96.7289 41.4708 96.7289 51.9105C96.7289 62.3509 97.019 74.2409 96.1481 79.7507C95.2763 85.2605 92.6619 91.0607 86.2713 85.8404C79.8807 80.621 75.2336 75.4008 72.3284 73.081C69.4239 70.7604 64.1951 67.5704 57.2236 73.6609C50.2522 79.7507 17.7191 113.971 11.6186 117.741C5.51885 121.511 4.35707 122.381 0 124.701C9.00419 125.281 19.171 125.861 27.3042 124.121C38.0519 116.291 50.543 98.6007 54.6092 94.2507C58.6763 89.9008 62.7425 80.621 71.7475 90.7711C80.7525 100.921 80.4616 101.211 84.8187 104.401C89.1766 107.591 94.6954 107.011 98.4716 100.631C102.248 94.2507 102.538 91.351 103.991 80.9106C105.443 70.4709 106.314 57.4203 108.638 51.6209C110.962 45.8207 115.61 40.0205 123.452 35.3802C131.295 30.7407 132.748 30.4503 134.491 29.5808C137.976 22.9104 146.4 7.25043 149.886 3.48043C151.338 1.74061 151.629 0.870306 151.629 0ZM72.9093 105.561C68.5522 102.661 67.0996 100.34 64.776 100.631C62.4524 100.921 57.5145 107.591 54.6092 109.331C58.3854 112.521 61.8716 115.421 64.776 114.841C67.6813 114.261 69.714 107.881 72.9093 105.561Z" koffice:nodeTypes="ccccccccccccccccccccccccccccccccccccc"/>
            <draw:path draw:style-name="gr5" draw:id="shape8" draw:name="path161" draw:layer="g3031" svg:width="143.92643798187pt" svg:height="122.79355395941pt" draw:transform="matrix(0.17638888000 0.00000000000 0.00000000000 0.17638888000 87.03399773862pt 37.41448033677pt)" svg:viewBox="0 0 144 123" svg:d="M143.674 30.9281C137.547 32.3872 134.337 40.5569 129.085 46.1004C128.502 62.4405 128.502 113.209 128.502 119.92C133.754 113.793 136.963 110.291 140.757 107.957C141.632 80.8224 144.841 42.8916 143.674 30.9281ZM114.788 30.6368C107.495 35.3047 105.744 39.9734 99.616 45.2256C99.3247 64.7744 100.199 92.493 98.7412 96.286C97.2821 100.079 94.0725 107.957 86.1951 107.082C78.317 106.207 75.983 104.748 75.983 96.5782C75.983 88.4085 77.7335 36.1803 77.7335 27.7185C71.6057 30.6368 66.3544 39.682 61.9779 43.4751C61.9779 63.8988 62.8527 89.8669 62.2692 95.4112C61.6857 100.955 59.3518 110 49.431 109.708C39.5111 109.416 34.2589 104.456 34.2589 98.6208C34.2589 92.7851 33.9676 54.5622 34.5511 47.8517C25.7981 53.9787 5.37381 66.2336 1.28864 81.9894C-2.79572 97.7452 3.62337 102.413 9.45818 99.4956C15.2938 96.5782 17.9199 93.9521 21.1294 91.6181C22.005 101.539 22.2964 112.334 32.2163 118.753C42.1371 125.172 54.6832 122.839 59.3518 119.336C64.0197 115.836 65.7709 113.501 66.9379 111.751C75.6909 118.461 88.5291 121.963 96.9907 114.668C105.452 107.374 110.12 100.079 110.995 91.9095C111.871 83.7398 115.956 41.7238 114.788 30.6368ZM23.172 70.318C14.419 74.4032 10.626 80.5302 12.9599 84.3233C15.2938 88.1164 19.9624 83.7398 23.172 82.2807C22.5885 76.4458 23.172 73.2362 23.172 70.318ZM79.4839 8.46179C77.4413 15.1723 75.983 14.0053 73.357 14.2975C70.7309 14.5888 68.9805 11.9627 66.9379 9.62876C64.8953 9.92011 64.6039 10.5044 63.1448 11.0879C67.8127 17.7984 71.3144 20.7158 76.8578 19.2575C82.4013 17.7984 82.6935 12.8384 82.6935 10.2123C81.8178 9.62876 81.5265 9.33662 79.4839 8.46179ZM74.5239 0C71.8979 0.875634 71.3144 1.45912 70.4388 3.79308C71.8979 7.00266 73.9404 8.75313 75.983 7.8783C78.0248 7.00266 78.317 3.50173 77.15 2.6261C75.983 1.75047 76.5665 1.16698 74.5239 0Z" koffice:nodeTypes="ccccccccccccccccccccccccccccccccccccccccc"/>
            <draw:path draw:style-name="gr5" draw:id="shape9" draw:name="polygon163" draw:layer="g3031" svg:width="91.44912479351pt" svg:height="86.79471723794pt" draw:transform="matrix(0.17638888000 0.00000000000 0.00000000000 0.17638888000 16.81607620813pt 41.98980976828pt)" svg:viewBox="0 0 91 87" svg:d="M74.2468 86.5192L45.9148 66.1028L17.7282 86.7947L28.4612 53.6382L0 33.3228L34.9655 33.2476L45.562 0L56.4389 33.1099L91.4491 32.8771L63.2059 53.4156Z" koffice:nodeTypes="ccccccccccc"/>
            <draw:path draw:style-name="gr5" draw:id="shape10" draw:name="polygon164" draw:layer="g3031" svg:width="91.44912479351pt" svg:height="86.79471723794pt" draw:transform="matrix(0.17638888000 0.00000000000 0.00000000000 0.17638888000 66.88441257389pt 41.98981315064pt)" svg:viewBox="0 0 91 87" svg:d="M74.2468 86.5192L45.9148 66.1028L17.7282 86.7947L28.4612 53.6382L0 33.3228L34.9655 33.2476L45.562 0L56.4389 33.1099L91.4491 32.8771L63.2059 53.4156Z" koffice:nodeTypes="ccccccccccc"/>
          </draw:g>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19:03</dc:date>
    <meta:creation-date>2011-05-22T06:11:35</meta:creation-date>
    <dc:creator>Yue Liu</dc:creator>
  </office:meta>
</office:document-meta>
</file>